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svg:stroke-color="#000000" draw:textarea-horizontal-align="justify" draw:textarea-vertical-align="middle" draw:auto-grow-height="false" fo:min-height="0.8cm" fo:min-width="0.3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8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7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_35__20_Percent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 100%" style:font-name="Liberation Sans1" style:font-name-asian="Liberation Serif1" style:font-name-complex="Liberation Serif1"/>
    </style:style>
    <style:style style:name="T4" style:family="text">
      <style:text-properties style:text-position="-33% 58%" style:font-name="Liberation Serif1" style:font-name-asian="Liberation Serif1" style:font-name-complex="Liberation Serif1"/>
    </style:style>
    <style:style style:name="T5" style:family="text">
      <style:text-properties style:text-position="-33% 58%"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6" draw:id="id16">
          <draw:line draw:style-name="gr1" draw:text-style-name="P1" draw:layer="layout" svg:x1="8.654cm" svg:y1="5.097cm" svg:x2="8.993cm" svg:y2="5.238cm">
            <text:p/>
          </draw:line>
          <draw:line draw:style-name="gr1" draw:text-style-name="P1" draw:layer="layout" svg:x1="8.33cm" svg:y1="5.615cm" svg:x2="8.991cm" svg:y2="5.234cm">
            <text:p/>
          </draw:line>
          <draw:line draw:style-name="gr1" draw:text-style-name="P1" draw:layer="layout" svg:x1="8.32cm" svg:y1="6.282cm" svg:x2="9.01cm" svg:y2="6.579cm">
            <text:p/>
          </draw:line>
          <draw:line draw:style-name="gr1" draw:text-style-name="P1" draw:layer="layout" svg:x1="8.314cm" svg:y1="5.6cm" svg:x2="9.004cm" svg:y2="5.897cm">
            <text:p/>
          </draw:line>
          <draw:line draw:style-name="gr1" draw:text-style-name="P1" draw:layer="layout" svg:x1="8.325cm" svg:y1="6.295cm" svg:x2="8.986cm" svg:y2="5.914cm">
            <text:p/>
          </draw:line>
          <draw:line draw:style-name="gr1" draw:text-style-name="P1" draw:layer="layout" svg:x1="8.353cm" svg:y1="6.967cm" svg:x2="9.014cm" svg:y2="6.586cm">
            <text:p/>
          </draw:line>
          <draw:line draw:style-name="gr1" draw:text-style-name="P1" draw:layer="layout" svg:x1="8.386cm" svg:y1="6.959cm" svg:x2="8.725cm" svg:y2="7.1cm">
            <text:p/>
          </draw:line>
        </draw:g>
        <draw:custom-shape draw:style-name="gr2" draw:text-style-name="P2" xml:id="id1" draw:id="id1" draw:layer="layout" svg:width="1.642cm" svg:height="1.643cm" svg:x="0.814cm" svg:y="3.3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3" draw:text-style-name="P1" draw:layer="layout" svg:x1="5.169cm" svg:y1="1.71cm" svg:x2="5.634cm" svg:y2="1.71cm">
            <text:p/>
          </draw:line>
          <draw:line draw:style-name="gr3" draw:text-style-name="P1" draw:layer="layout" svg:x1="5.638cm" svg:y1="2.421cm" svg:x2="5.638cm" svg:y2="1.001cm">
            <text:p/>
          </draw:line>
          <draw:line draw:style-name="gr3" draw:text-style-name="P1" draw:layer="layout" svg:x1="6.106cm" svg:y1="2.42cm" svg:x2="6.106cm" svg:y2="1cm">
            <text:p/>
          </draw:line>
          <draw:line draw:style-name="gr3" draw:text-style-name="P1" draw:layer="layout" svg:x1="6.104cm" svg:y1="1.71cm" svg:x2="6.569cm" svg:y2="1.71cm">
            <text:p/>
          </draw:line>
        </draw:g>
        <draw:g xml:id="id8" draw:id="id8">
          <draw:custom-shape draw:style-name="gr4" draw:text-style-name="P3" draw:layer="layout" svg:width="1.6cm" svg:height="2.1cm" svg:x="12.214cm" svg:y="2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3.014cm" svg:y1="2.944cm" svg:x2="13.014cm" svg:y2="3.916cm">
            <text:p/>
          </draw:line>
        </draw:g>
        <draw:g xml:id="id9" draw:id="id9">
          <draw:line draw:style-name="gr1" draw:text-style-name="P1" draw:layer="layout" svg:x1="17.654cm" svg:y1="2.5cm" svg:x2="17.993cm" svg:y2="2.641cm">
            <text:p/>
          </draw:line>
          <draw:line draw:style-name="gr1" draw:text-style-name="P1" draw:layer="layout" svg:x1="17.33cm" svg:y1="3.018cm" svg:x2="17.991cm" svg:y2="2.637cm">
            <text:p/>
          </draw:line>
          <draw:line draw:style-name="gr1" draw:text-style-name="P1" draw:layer="layout" svg:x1="17.32cm" svg:y1="3.685cm" svg:x2="18.01cm" svg:y2="3.982cm">
            <text:p/>
          </draw:line>
          <draw:line draw:style-name="gr1" draw:text-style-name="P1" draw:layer="layout" svg:x1="17.314cm" svg:y1="3.003cm" svg:x2="18.004cm" svg:y2="3.3cm">
            <text:p/>
          </draw:line>
          <draw:line draw:style-name="gr1" draw:text-style-name="P1" draw:layer="layout" svg:x1="17.325cm" svg:y1="3.698cm" svg:x2="17.986cm" svg:y2="3.317cm">
            <text:p/>
          </draw:line>
          <draw:line draw:style-name="gr1" draw:text-style-name="P1" draw:layer="layout" svg:x1="17.353cm" svg:y1="4.37cm" svg:x2="18.014cm" svg:y2="3.989cm">
            <text:p/>
          </draw:line>
          <draw:line draw:style-name="gr1" draw:text-style-name="P1" draw:layer="layout" svg:x1="17.386cm" svg:y1="4.362cm" svg:x2="17.725cm" svg:y2="4.503cm">
            <text:p/>
          </draw:line>
        </draw:g>
        <draw:g xml:id="id5" draw:id="id5">
          <draw:line draw:style-name="gr1" draw:text-style-name="P1" draw:layer="layout" svg:x1="11.754cm" svg:y1="6.8cm" svg:x2="12.093cm" svg:y2="6.941cm">
            <text:p/>
          </draw:line>
          <draw:line draw:style-name="gr1" draw:text-style-name="P1" draw:layer="layout" svg:x1="11.43cm" svg:y1="7.318cm" svg:x2="12.091cm" svg:y2="6.937cm">
            <text:p/>
          </draw:line>
          <draw:line draw:style-name="gr1" draw:text-style-name="P1" draw:layer="layout" svg:x1="11.42cm" svg:y1="7.985cm" svg:x2="12.11cm" svg:y2="8.282cm">
            <text:p/>
          </draw:line>
          <draw:line draw:style-name="gr1" draw:text-style-name="P1" draw:layer="layout" svg:x1="11.414cm" svg:y1="7.303cm" svg:x2="12.104cm" svg:y2="7.6cm">
            <text:p/>
          </draw:line>
          <draw:line draw:style-name="gr1" draw:text-style-name="P1" draw:layer="layout" svg:x1="11.425cm" svg:y1="7.998cm" svg:x2="12.086cm" svg:y2="7.617cm">
            <text:p/>
          </draw:line>
          <draw:line draw:style-name="gr1" draw:text-style-name="P1" draw:layer="layout" svg:x1="11.453cm" svg:y1="8.67cm" svg:x2="12.114cm" svg:y2="8.289cm">
            <text:p/>
          </draw:line>
          <draw:line draw:style-name="gr1" draw:text-style-name="P1" draw:layer="layout" svg:x1="11.486cm" svg:y1="8.662cm" svg:x2="11.825cm" svg:y2="8.803cm">
            <text:p/>
          </draw:line>
        </draw:g>
        <draw:g xml:id="id10" draw:id="id10">
          <draw:line draw:style-name="gr1" draw:text-style-name="P1" draw:layer="layout" svg:x1="18.654cm" svg:y1="6.797cm" svg:x2="18.993cm" svg:y2="6.938cm">
            <text:p/>
          </draw:line>
          <draw:line draw:style-name="gr1" draw:text-style-name="P1" draw:layer="layout" svg:x1="18.33cm" svg:y1="7.315cm" svg:x2="18.991cm" svg:y2="6.934cm">
            <text:p/>
          </draw:line>
          <draw:line draw:style-name="gr1" draw:text-style-name="P1" draw:layer="layout" svg:x1="18.32cm" svg:y1="7.982cm" svg:x2="19.01cm" svg:y2="8.279cm">
            <text:p/>
          </draw:line>
          <draw:line draw:style-name="gr1" draw:text-style-name="P1" draw:layer="layout" svg:x1="18.314cm" svg:y1="7.3cm" svg:x2="19.004cm" svg:y2="7.597cm">
            <text:p/>
          </draw:line>
          <draw:line draw:style-name="gr1" draw:text-style-name="P1" draw:layer="layout" svg:x1="18.325cm" svg:y1="7.995cm" svg:x2="18.986cm" svg:y2="7.614cm">
            <text:p/>
          </draw:line>
          <draw:line draw:style-name="gr1" draw:text-style-name="P1" draw:layer="layout" svg:x1="18.353cm" svg:y1="8.667cm" svg:x2="19.014cm" svg:y2="8.286cm">
            <text:p/>
          </draw:line>
          <draw:line draw:style-name="gr1" draw:text-style-name="P1" draw:layer="layout" svg:x1="18.386cm" svg:y1="8.659cm" svg:x2="18.725cm" svg:y2="8.8cm">
            <text:p/>
          </draw:line>
        </draw:g>
        <draw:g xml:id="id6" draw:id="id6">
          <draw:line draw:style-name="gr1" draw:text-style-name="P1" draw:layer="layout" svg:x1="14.954cm" svg:y1="2.6cm" svg:x2="15.293cm" svg:y2="2.741cm">
            <text:p/>
          </draw:line>
          <draw:line draw:style-name="gr1" draw:text-style-name="P1" draw:layer="layout" svg:x1="14.63cm" svg:y1="3.118cm" svg:x2="15.291cm" svg:y2="2.737cm">
            <text:p/>
          </draw:line>
          <draw:line draw:style-name="gr1" draw:text-style-name="P1" draw:layer="layout" svg:x1="14.62cm" svg:y1="3.785cm" svg:x2="15.31cm" svg:y2="4.082cm">
            <text:p/>
          </draw:line>
          <draw:line draw:style-name="gr1" draw:text-style-name="P1" draw:layer="layout" svg:x1="14.614cm" svg:y1="3.103cm" svg:x2="15.304cm" svg:y2="3.4cm">
            <text:p/>
          </draw:line>
          <draw:line draw:style-name="gr1" draw:text-style-name="P1" draw:layer="layout" svg:x1="14.625cm" svg:y1="3.798cm" svg:x2="15.286cm" svg:y2="3.417cm">
            <text:p/>
          </draw:line>
          <draw:line draw:style-name="gr1" draw:text-style-name="P1" draw:layer="layout" svg:x1="14.653cm" svg:y1="4.47cm" svg:x2="15.314cm" svg:y2="4.089cm">
            <text:p/>
          </draw:line>
          <draw:line draw:style-name="gr1" draw:text-style-name="P1" draw:layer="layout" svg:x1="14.686cm" svg:y1="4.462cm" svg:x2="15.025cm" svg:y2="4.603cm">
            <text:p/>
          </draw:line>
        </draw:g>
        <draw:g xml:id="id19" draw:id="id19">
          <draw:line draw:style-name="gr1" draw:text-style-name="P1" draw:layer="layout" svg:x1="16.318cm" svg:y1="5.107cm" svg:x2="16.657cm" svg:y2="5.248cm">
            <text:p/>
          </draw:line>
          <draw:line draw:style-name="gr1" draw:text-style-name="P1" draw:layer="layout" svg:x1="15.994cm" svg:y1="5.625cm" svg:x2="16.655cm" svg:y2="5.244cm">
            <text:p/>
          </draw:line>
          <draw:line draw:style-name="gr1" draw:text-style-name="P1" draw:layer="layout" svg:x1="15.984cm" svg:y1="6.292cm" svg:x2="16.674cm" svg:y2="6.589cm">
            <text:p/>
          </draw:line>
          <draw:line draw:style-name="gr1" draw:text-style-name="P1" draw:layer="layout" svg:x1="15.978cm" svg:y1="5.61cm" svg:x2="16.668cm" svg:y2="5.907cm">
            <text:p/>
          </draw:line>
          <draw:line draw:style-name="gr1" draw:text-style-name="P1" draw:layer="layout" svg:x1="15.989cm" svg:y1="6.305cm" svg:x2="16.65cm" svg:y2="5.924cm">
            <text:p/>
          </draw:line>
          <draw:line draw:style-name="gr1" draw:text-style-name="P1" draw:layer="layout" svg:x1="16.017cm" svg:y1="6.977cm" svg:x2="16.678cm" svg:y2="6.596cm">
            <text:p/>
          </draw:line>
          <draw:line draw:style-name="gr1" draw:text-style-name="P1" draw:layer="layout" svg:x1="16.05cm" svg:y1="6.969cm" svg:x2="16.389cm" svg:y2="7.11cm">
            <text:p/>
          </draw:line>
        </draw:g>
        <draw:g xml:id="id12" draw:id="id12">
          <draw:line draw:style-name="gr1" draw:text-style-name="P1" draw:layer="layout" svg:x1="21.954cm" svg:y1="2.497cm" svg:x2="22.293cm" svg:y2="2.638cm">
            <text:p/>
          </draw:line>
          <draw:line draw:style-name="gr1" draw:text-style-name="P1" draw:layer="layout" svg:x1="21.63cm" svg:y1="3.015cm" svg:x2="22.291cm" svg:y2="2.634cm">
            <text:p/>
          </draw:line>
          <draw:line draw:style-name="gr1" draw:text-style-name="P1" draw:layer="layout" svg:x1="21.62cm" svg:y1="3.682cm" svg:x2="22.31cm" svg:y2="3.979cm">
            <text:p/>
          </draw:line>
          <draw:line draw:style-name="gr1" draw:text-style-name="P1" draw:layer="layout" svg:x1="21.614cm" svg:y1="3cm" svg:x2="22.304cm" svg:y2="3.297cm">
            <text:p/>
          </draw:line>
          <draw:line draw:style-name="gr1" draw:text-style-name="P1" draw:layer="layout" svg:x1="21.625cm" svg:y1="3.695cm" svg:x2="22.286cm" svg:y2="3.314cm">
            <text:p/>
          </draw:line>
          <draw:line draw:style-name="gr1" draw:text-style-name="P1" draw:layer="layout" svg:x1="21.653cm" svg:y1="4.367cm" svg:x2="22.314cm" svg:y2="3.986cm">
            <text:p/>
          </draw:line>
          <draw:line draw:style-name="gr1" draw:text-style-name="P1" draw:layer="layout" svg:x1="21.686cm" svg:y1="4.359cm" svg:x2="22.025cm" svg:y2="4.5cm">
            <text:p/>
          </draw:line>
        </draw:g>
        <draw:g xml:id="id15" draw:id="id15">
          <draw:line draw:style-name="gr1" draw:text-style-name="P1" draw:layer="layout" svg:x1="7.154cm" svg:y1="5.097cm" svg:x2="7.493cm" svg:y2="5.238cm">
            <text:p/>
          </draw:line>
          <draw:line draw:style-name="gr1" draw:text-style-name="P1" draw:layer="layout" svg:x1="6.83cm" svg:y1="5.615cm" svg:x2="7.491cm" svg:y2="5.234cm">
            <text:p/>
          </draw:line>
          <draw:line draw:style-name="gr1" draw:text-style-name="P1" draw:layer="layout" svg:x1="6.82cm" svg:y1="6.282cm" svg:x2="7.51cm" svg:y2="6.579cm">
            <text:p/>
          </draw:line>
          <draw:line draw:style-name="gr1" draw:text-style-name="P1" draw:layer="layout" svg:x1="6.814cm" svg:y1="5.6cm" svg:x2="7.504cm" svg:y2="5.897cm">
            <text:p/>
          </draw:line>
          <draw:line draw:style-name="gr1" draw:text-style-name="P1" draw:layer="layout" svg:x1="6.825cm" svg:y1="6.295cm" svg:x2="7.486cm" svg:y2="5.914cm">
            <text:p/>
          </draw:line>
          <draw:line draw:style-name="gr1" draw:text-style-name="P1" draw:layer="layout" svg:x1="6.853cm" svg:y1="6.967cm" svg:x2="7.514cm" svg:y2="6.586cm">
            <text:p/>
          </draw:line>
          <draw:line draw:style-name="gr1" draw:text-style-name="P1" draw:layer="layout" svg:x1="6.886cm" svg:y1="6.959cm" svg:x2="7.225cm" svg:y2="7.1cm">
            <text:p/>
          </draw:line>
        </draw:g>
        <draw:g xml:id="id2" draw:id="id2">
          <draw:line draw:style-name="gr1" draw:text-style-name="P1" draw:layer="layout" svg:x1="2.514cm" svg:y1="1.696cm" svg:x2="2.665cm" svg:y2="1.361cm">
            <text:p/>
          </draw:line>
          <draw:line draw:style-name="gr1" draw:text-style-name="P1" draw:layer="layout" svg:x1="3.023cm" svg:y1="2.034cm" svg:x2="2.661cm" svg:y2="1.362cm">
            <text:p/>
          </draw:line>
          <draw:line draw:style-name="gr1" draw:text-style-name="P1" draw:layer="layout" svg:x1="3.689cm" svg:y1="2.063cm" svg:x2="4.005cm" svg:y2="1.382cm">
            <text:p/>
          </draw:line>
          <draw:line draw:style-name="gr1" draw:text-style-name="P1" draw:layer="layout" svg:x1="3.007cm" svg:y1="2.05cm" svg:x2="3.323cm" svg:y2="1.369cm">
            <text:p/>
          </draw:line>
          <draw:line draw:style-name="gr1" draw:text-style-name="P1" draw:layer="layout" svg:x1="3.703cm" svg:y1="2.059cm" svg:x2="3.341cm" svg:y2="1.387cm">
            <text:p/>
          </draw:line>
          <draw:line draw:style-name="gr1" draw:text-style-name="P1" draw:layer="layout" svg:x1="4.375cm" svg:y1="2.051cm" svg:x2="4.013cm" svg:y2="1.379cm">
            <text:p/>
          </draw:line>
          <draw:line draw:style-name="gr1" draw:text-style-name="P1" draw:layer="layout" svg:x1="4.367cm" svg:y1="2.017cm" svg:x2="4.518cm" svg:y2="1.682cm">
            <text:p/>
          </draw:line>
        </draw:g>
        <draw:g xml:id="id4" draw:id="id4">
          <draw:line draw:style-name="gr1" draw:text-style-name="P1" draw:layer="layout" svg:x1="10.554cm" svg:y1="2.6cm" svg:x2="10.893cm" svg:y2="2.741cm">
            <text:p/>
          </draw:line>
          <draw:line draw:style-name="gr1" draw:text-style-name="P1" draw:layer="layout" svg:x1="10.23cm" svg:y1="3.118cm" svg:x2="10.891cm" svg:y2="2.737cm">
            <text:p/>
          </draw:line>
          <draw:line draw:style-name="gr1" draw:text-style-name="P1" draw:layer="layout" svg:x1="10.22cm" svg:y1="3.785cm" svg:x2="10.91cm" svg:y2="4.082cm">
            <text:p/>
          </draw:line>
          <draw:line draw:style-name="gr1" draw:text-style-name="P1" draw:layer="layout" svg:x1="10.214cm" svg:y1="3.103cm" svg:x2="10.904cm" svg:y2="3.4cm">
            <text:p/>
          </draw:line>
          <draw:line draw:style-name="gr1" draw:text-style-name="P1" draw:layer="layout" svg:x1="10.225cm" svg:y1="3.798cm" svg:x2="10.886cm" svg:y2="3.417cm">
            <text:p/>
          </draw:line>
          <draw:line draw:style-name="gr1" draw:text-style-name="P1" draw:layer="layout" svg:x1="10.253cm" svg:y1="4.47cm" svg:x2="10.914cm" svg:y2="4.089cm">
            <text:p/>
          </draw:line>
          <draw:line draw:style-name="gr1" draw:text-style-name="P1" draw:layer="layout" svg:x1="10.286cm" svg:y1="4.462cm" svg:x2="10.625cm" svg:y2="4.603cm">
            <text:p/>
          </draw:line>
        </draw:g>
        <draw:g xml:id="id11" draw:id="id11">
          <draw:custom-shape draw:style-name="gr6" draw:text-style-name="P3" draw:layer="layout" svg:width="1.6cm" svg:height="2.1cm" svg:x="19.414cm" svg:y="2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0.214cm" svg:y1="2.844cm" svg:x2="20.214cm" svg:y2="3.816cm">
            <text:p/>
          </draw:line>
        </draw:g>
        <draw:g xml:id="id14" draw:id="id14">
          <draw:line draw:style-name="gr1" draw:text-style-name="P1" draw:layer="layout" svg:x1="21.167cm" svg:y1="7.764cm" svg:x2="21.506cm" svg:y2="7.905cm">
            <text:p/>
          </draw:line>
          <draw:line draw:style-name="gr1" draw:text-style-name="P1" draw:layer="layout" svg:x1="20.843cm" svg:y1="8.282cm" svg:x2="21.504cm" svg:y2="7.901cm">
            <text:p/>
          </draw:line>
          <draw:line draw:style-name="gr1" draw:text-style-name="P1" draw:layer="layout" svg:x1="20.833cm" svg:y1="8.949cm" svg:x2="21.523cm" svg:y2="9.246cm">
            <text:p/>
          </draw:line>
          <draw:line draw:style-name="gr1" draw:text-style-name="P1" draw:layer="layout" svg:x1="20.827cm" svg:y1="8.267cm" svg:x2="21.517cm" svg:y2="8.564cm">
            <text:p/>
          </draw:line>
          <draw:line draw:style-name="gr1" draw:text-style-name="P1" draw:layer="layout" svg:x1="20.838cm" svg:y1="8.962cm" svg:x2="21.499cm" svg:y2="8.581cm">
            <text:p/>
          </draw:line>
          <draw:line draw:style-name="gr1" draw:text-style-name="P1" draw:layer="layout" svg:x1="20.866cm" svg:y1="9.634cm" svg:x2="21.527cm" svg:y2="9.253cm">
            <text:p/>
          </draw:line>
          <draw:line draw:style-name="gr1" draw:text-style-name="P1" draw:layer="layout" svg:x1="20.899cm" svg:y1="9.626cm" svg:x2="21.238cm" svg:y2="9.767cm">
            <text:p/>
          </draw:line>
        </draw:g>
        <draw:g xml:id="id13" draw:id="id13">
          <draw:line draw:style-name="gr3" draw:text-style-name="P1" draw:layer="layout" svg:x1="21.203cm" svg:y1="7.3cm" svg:x2="21.203cm" svg:y2="6.835cm">
            <text:p/>
          </draw:line>
          <draw:line draw:style-name="gr3" draw:text-style-name="P1" draw:layer="layout" svg:x1="21.914cm" svg:y1="6.831cm" svg:x2="20.494cm" svg:y2="6.831cm">
            <text:p/>
          </draw:line>
          <draw:line draw:style-name="gr3" draw:text-style-name="P1" draw:layer="layout" svg:x1="21.913cm" svg:y1="6.363cm" svg:x2="20.493cm" svg:y2="6.363cm">
            <text:p/>
          </draw:line>
          <draw:line draw:style-name="gr3" draw:text-style-name="P1" draw:layer="layout" svg:x1="21.203cm" svg:y1="6.365cm" svg:x2="21.203cm" svg:y2="5.9cm">
            <text:p/>
          </draw:line>
        </draw:g>
        <draw:g xml:id="id7" draw:id="id7">
          <draw:line draw:style-name="gr3" draw:text-style-name="P1" draw:layer="layout" svg:x1="13.603cm" svg:y1="8.7cm" svg:x2="13.603cm" svg:y2="8.235cm">
            <text:p/>
          </draw:line>
          <draw:line draw:style-name="gr3" draw:text-style-name="P1" draw:layer="layout" svg:x1="14.314cm" svg:y1="8.231cm" svg:x2="12.894cm" svg:y2="8.231cm">
            <text:p/>
          </draw:line>
          <draw:line draw:style-name="gr3" draw:text-style-name="P1" draw:layer="layout" svg:x1="14.313cm" svg:y1="7.763cm" svg:x2="12.893cm" svg:y2="7.763cm">
            <text:p/>
          </draw:line>
          <draw:line draw:style-name="gr3" draw:text-style-name="P1" draw:layer="layout" svg:x1="13.603cm" svg:y1="7.765cm" svg:x2="13.603cm" svg:y2="7.3cm">
            <text:p/>
          </draw:line>
        </draw:g>
        <draw:connector draw:style-name="gr7" draw:text-style-name="P5" draw:layer="layout" svg:x1="1.635cm" svg:y1="3.357cm" svg:x2="2.514cm" svg:y2="1.712cm" draw:start-shape="id1" draw:start-glue-point="4" draw:end-shape="id2" draw:end-glue-point="3" svg:d="M1635 3357v-1645h879" svg:viewBox="0 0 880 1646">
          <text:p/>
        </draw:connector>
        <draw:connector draw:style-name="gr7" draw:text-style-name="P5" draw:layer="layout" svg:x1="4.518cm" svg:y1="1.712cm" svg:x2="5.169cm" svg:y2="1.71cm" draw:start-shape="id2" draw:start-glue-point="1" draw:end-shape="id3" draw:end-glue-point="3" svg:d="M4518 1712h326v-2h325" svg:viewBox="0 0 652 3">
          <text:p/>
        </draw:connector>
        <draw:connector draw:style-name="gr7" draw:text-style-name="P5" draw:layer="layout" draw:line-skew="-0.301cm" svg:x1="10.564cm" svg:y1="4.603cm" svg:x2="11.764cm" svg:y2="6.8cm" draw:start-shape="id4" draw:start-glue-point="2" draw:end-shape="id5" draw:end-glue-point="0" svg:d="M10564 4603v798h1200v1399" svg:viewBox="0 0 1201 2198">
          <text:p/>
        </draw:connector>
        <draw:connector draw:style-name="gr8" draw:text-style-name="P6" draw:layer="layout" draw:line-skew="-0.551cm" svg:x1="14.964cm" svg:y1="4.603cm" svg:x2="13.603cm" svg:y2="7.3cm" draw:start-shape="id6" draw:start-glue-point="2" draw:end-shape="id7" draw:end-glue-point="0" svg:d="M14964 4603v798h-1361v1899" svg:viewBox="0 0 1362 2698">
          <text:p/>
        </draw:connector>
        <draw:connector draw:style-name="gr7" draw:text-style-name="P5" draw:layer="layout" draw:line-skew="-0.226cm" svg:x1="13.014cm" svg:y1="4.5cm" svg:x2="11.764cm" svg:y2="6.8cm" draw:start-shape="id8" draw:start-glue-point="2" draw:end-shape="id5" draw:end-glue-point="0" svg:d="M13014 4500v900h-1250v1400" svg:viewBox="0 0 1251 2301">
          <text:p/>
        </draw:connector>
        <draw:connector draw:style-name="gr7" draw:text-style-name="P5" draw:layer="layout" draw:line-skew="-0.476cm" svg:x1="13.014cm" svg:y1="4.5cm" svg:x2="13.603cm" svg:y2="7.3cm" draw:start-shape="id8" draw:start-glue-point="2" draw:end-shape="id7" draw:end-glue-point="0" svg:d="M13014 4500v900h589v1900" svg:viewBox="0 0 590 2801">
          <text:p/>
        </draw:connector>
        <draw:connector draw:style-name="gr7" draw:text-style-name="P5" draw:layer="layout" draw:line-skew="-0.199cm" svg:x1="13.014cm" svg:y1="2.4cm" svg:x2="14.964cm" svg:y2="2.6cm" draw:start-shape="id8" draw:start-glue-point="0" draw:end-shape="id6" draw:end-glue-point="0" svg:d="M13014 2400v-700h1950v900" svg:viewBox="0 0 1951 901">
          <text:p/>
        </draw:connector>
        <draw:connector draw:style-name="gr7" draw:text-style-name="P5" draw:layer="layout" draw:line-skew="-0.25cm" svg:x1="17.664cm" svg:y1="4.503cm" svg:x2="18.664cm" svg:y2="6.797cm" draw:start-shape="id9" draw:start-glue-point="2" draw:end-shape="id10" draw:end-glue-point="0" svg:d="M17664 4503v897h1000v1397" svg:viewBox="0 0 1001 2295">
          <text:p/>
        </draw:connector>
        <draw:connector draw:style-name="gr8" draw:text-style-name="P6" draw:layer="layout" draw:line-skew="-0.174cm" svg:x1="20.214cm" svg:y1="4.4cm" svg:x2="18.664cm" svg:y2="6.797cm" draw:start-shape="id11" draw:start-glue-point="2" draw:end-shape="id10" draw:end-glue-point="0" svg:d="M20214 4400v1001h-1550v1396" svg:viewBox="0 0 1551 2398">
          <text:p/>
        </draw:connector>
        <draw:connector draw:style-name="gr8" draw:text-style-name="P6" draw:layer="layout" draw:line-skew="-0.099cm" svg:x1="20.214cm" svg:y1="2.3cm" svg:x2="21.964cm" svg:y2="2.497cm" draw:start-shape="id11" draw:start-glue-point="0" draw:end-shape="id12" draw:end-glue-point="0" svg:d="M20214 2300v-600h1750v797" svg:viewBox="0 0 1751 798">
          <text:p/>
        </draw:connector>
        <draw:connector draw:style-name="gr7" draw:text-style-name="P5" draw:layer="layout" draw:line-skew="0.274cm" svg:x1="20.214cm" svg:y1="4.4cm" svg:x2="21.203cm" svg:y2="5.9cm" draw:start-shape="id11" draw:start-glue-point="2" draw:end-shape="id13" draw:end-glue-point="0" svg:d="M20214 4400v1000h989v500" svg:viewBox="0 0 990 1501">
          <text:p/>
        </draw:connector>
        <draw:connector draw:style-name="gr7" draw:text-style-name="P5" draw:layer="layout" draw:line-skew="0.2cm" svg:x1="21.964cm" svg:y1="4.5cm" svg:x2="21.203cm" svg:y2="5.9cm" draw:start-shape="id12" draw:start-glue-point="2" draw:end-shape="id13" draw:end-glue-point="0" svg:d="M21964 4500v900h-761v500" svg:viewBox="0 0 762 1401">
          <text:p/>
        </draw:connector>
        <draw:connector draw:style-name="gr9" draw:text-style-name="P7" draw:layer="layout" draw:type="line" svg:x1="21.203cm" svg:y1="7.3cm" svg:x2="21.177cm" svg:y2="7.764cm" draw:start-shape="id13" draw:start-glue-point="2" draw:end-shape="id14" draw:end-glue-point="0" svg:d="M21203 7300l-26 464" svg:viewBox="0 0 27 465">
          <text:p/>
        </draw:connector>
        <draw:connector draw:style-name="gr8" draw:text-style-name="P6" draw:layer="layout" draw:line-skew="-0.099cm 0.837cm" svg:x1="20.214cm" svg:y1="2.3cm" svg:x2="21.177cm" svg:y2="9.767cm" draw:start-shape="id11" draw:start-glue-point="0" draw:end-shape="id14" draw:end-glue-point="2" svg:d="M20214 2300v-600h2700v8617h-1737v-550" svg:viewBox="0 0 2701 8618">
          <text:p/>
        </draw:connector>
        <draw:g>
          <draw:line draw:style-name="gr1" draw:text-style-name="P1" draw:layer="layout" svg:x1="4.313cm" svg:y1="10.824cm" svg:x2="2.144cm" svg:y2="10.824cm">
            <text:p/>
          </draw:line>
          <draw:line draw:style-name="gr1" draw:text-style-name="P1" draw:layer="layout" svg:x1="4.314cm" svg:y1="10.816cm" svg:x2="2.145cm" svg:y2="10.816cm">
            <text:p/>
          </draw:line>
          <draw:line draw:style-name="gr1" draw:text-style-name="P1" draw:layer="layout" svg:x1="2.734cm" svg:y1="11.128cm" svg:x2="3.812cm" svg:y2="11.135cm">
            <text:p/>
          </draw:line>
          <draw:line draw:style-name="gr1" draw:text-style-name="P1" draw:layer="layout" svg:x1="3.023cm" svg:y1="11.399cm" svg:x2="3.541cm" svg:y2="11.402cm">
            <text:p/>
          </draw:line>
          <draw:line draw:style-name="gr1" draw:text-style-name="P1" draw:layer="layout" svg:x1="3.255cm" svg:y1="10.798cm" svg:x2="3.244cm" svg:y2="10.304cm">
            <text:p/>
          </draw:line>
        </draw:g>
        <draw:connector draw:style-name="gr8" draw:text-style-name="P6" draw:layer="layout" svg:x1="1.635cm" svg:y1="5cm" svg:x2="21.177cm" svg:y2="9.767cm" draw:start-shape="id1" draw:start-glue-point="8" draw:end-shape="id14" draw:end-glue-point="2" svg:d="M1635 5000v5317h19542v-550" svg:viewBox="0 0 19543 5318">
          <text:p/>
        </draw:connector>
        <draw:connector draw:style-name="gr7" draw:text-style-name="P5" draw:layer="layout" svg:x1="11.764cm" svg:y1="8.803cm" svg:x2="21.177cm" svg:y2="9.767cm" draw:start-shape="id5" draw:start-glue-point="2" draw:end-shape="id14" draw:end-glue-point="2" svg:d="M11764 8803v1514h9413v-550" svg:viewBox="0 0 9414 1515">
          <text:p/>
        </draw:connector>
        <draw:connector draw:style-name="gr7" draw:text-style-name="P5" draw:layer="layout" svg:x1="13.603cm" svg:y1="8.7cm" svg:x2="21.177cm" svg:y2="9.767cm" draw:start-shape="id7" draw:start-glue-point="2" draw:end-shape="id14" draw:end-glue-point="2" svg:d="M13603 8700v1617h7574v-550" svg:viewBox="0 0 7575 1618">
          <text:p/>
        </draw:connector>
        <draw:connector draw:style-name="gr7" draw:text-style-name="P5" draw:layer="layout" svg:x1="18.664cm" svg:y1="8.8cm" svg:x2="21.177cm" svg:y2="9.767cm" draw:start-shape="id10" draw:start-glue-point="2" draw:end-shape="id14" draw:end-glue-point="2" svg:d="M18664 8800v1517h2513v-550" svg:viewBox="0 0 2514 1518">
          <text:p/>
        </draw:connector>
        <draw:connector draw:style-name="gr7" draw:text-style-name="P5" draw:layer="layout" svg:x1="7.164cm" svg:y1="7.1cm" svg:x2="21.177cm" svg:y2="9.767cm" draw:start-shape="id15" draw:start-glue-point="2" draw:end-shape="id14" draw:end-glue-point="2" svg:d="M7164 7100v3217h14013v-550" svg:viewBox="0 0 14014 3218">
          <text:p/>
        </draw:connector>
        <draw:frame draw:style-name="gr10" draw:text-style-name="P8" draw:layer="layout" svg:width="1.278cm" svg:height="1.115cm" svg:x="2.114cm" svg:y="5.1cm">
          <draw:text-box>
            <text:p><text:span text:style-name="T1">v</text:span><text:span text:style-name="T2">i</text:span><text:span text:style-name="T2">n</text:span></text:p>
          </draw:text-box>
        </draw:frame>
        <draw:frame draw:style-name="gr11" draw:text-style-name="P9" draw:layer="layout" svg:width="1.243cm" svg:height="1.977cm" svg:x="2.914cm" svg:y="0.3cm">
          <draw:text-box>
            <text:p>R<text:span text:style-name="T2">i</text:span><text:span text:style-name="T2">n</text:span></text:p>
            <text:p><text:span text:style-name="T2"/></text:p>
          </draw:text-box>
        </draw:frame>
        <draw:frame draw:style-name="gr11" draw:text-style-name="P9" draw:layer="layout" svg:width="1.243cm" svg:height="1.977cm" svg:x="5.271cm" svg:y="0cm">
          <draw:text-box>
            <text:p>C<text:span text:style-name="T2">i</text:span></text:p>
            <text:p><text:span text:style-name="T2"/></text:p>
          </draw:text-box>
        </draw:frame>
        <draw:frame draw:style-name="gr12" draw:text-style-name="P9" draw:layer="layout" svg:width="1.162cm" svg:height="1.114cm" svg:x="5.252cm" svg:y="5.586cm">
          <draw:text-box>
            <text:p>R<text:span text:style-name="T2">1</text:span></text:p>
          </draw:text-box>
        </draw:frame>
        <draw:frame draw:style-name="gr13" draw:text-style-name="P9" draw:layer="layout" svg:width="1.162cm" svg:height="1.114cm" svg:x="9.252cm" svg:y="5.8cm">
          <draw:text-box>
            <text:p>R<text:span text:style-name="T2">2</text:span></text:p>
          </draw:text-box>
        </draw:frame>
        <draw:frame draw:style-name="gr14" draw:text-style-name="P9" draw:layer="layout" svg:width="1.912cm" svg:height="0.962cm" svg:x="2.344cm" svg:y="11.338cm">
          <draw:text-box>
            <text:p>GND</text:p>
          </draw:text-box>
        </draw:frame>
        <draw:frame draw:style-name="gr12" draw:text-style-name="P9" draw:layer="layout" svg:width="1.162cm" svg:height="1.114cm" svg:x="14.452cm" svg:y="7.6cm">
          <draw:text-box>
            <text:p>C<text:span text:style-name="T2">b</text:span></text:p>
          </draw:text-box>
        </draw:frame>
        <draw:frame draw:style-name="gr12" draw:text-style-name="P9" draw:layer="layout" svg:width="1.162cm" svg:height="1.114cm" svg:x="19.252cm" svg:y="6.086cm">
          <draw:text-box>
            <text:p>C<text:span text:style-name="T2">o</text:span></text:p>
          </draw:text-box>
        </draw:frame>
        <draw:connector draw:style-name="gr7" draw:text-style-name="P5" draw:layer="layout" svg:x1="8.664cm" svg:y1="7.1cm" svg:x2="21.177cm" svg:y2="9.767cm" draw:start-shape="id16" draw:start-glue-point="2" draw:end-shape="id14" draw:end-glue-point="2" svg:d="M8664 7100v3217h12513v-550" svg:viewBox="0 0 12514 3218">
          <text:p/>
        </draw:connector>
        <draw:connector draw:style-name="gr7" draw:text-style-name="P5" xml:id="id17" draw:id="id17" draw:layer="layout" svg:x1="7.164cm" svg:y1="5.097cm" svg:x2="6.569cm" svg:y2="1.71cm" draw:start-shape="id15" draw:start-glue-point="0" draw:end-shape="id3" draw:end-glue-point="1" svg:d="M7164 5097v-3387h-595" svg:viewBox="0 0 596 3388">
          <text:p/>
        </draw:connector>
        <draw:connector draw:style-name="gr7" draw:text-style-name="P5" draw:layer="layout" svg:x1="10.564cm" svg:y1="2.6cm" svg:x2="7.164cm" svg:y2="1.71cm" draw:start-shape="id4" draw:start-glue-point="0" draw:end-shape="id17" draw:end-glue-point="0" svg:d="M10564 2600v-890h-3400" svg:viewBox="0 0 3401 891">
          <text:p/>
        </draw:connector>
        <draw:connector draw:style-name="gr7" draw:text-style-name="P5" draw:layer="layout" svg:x1="6.569cm" svg:y1="1.71cm" svg:x2="8.664cm" svg:y2="5.097cm" draw:start-shape="id3" draw:start-glue-point="1" draw:end-shape="id16" draw:end-glue-point="0" svg:d="M6569 1710h2095v3387" svg:viewBox="0 0 2096 3388">
          <text:p/>
        </draw:connector>
        <draw:connector draw:style-name="gr7" draw:text-style-name="P5" xml:id="id18" draw:id="id18" draw:layer="layout" draw:line-skew="-0.249cm" svg:x1="14.964cm" svg:y1="2.6cm" svg:x2="17.664cm" svg:y2="2.5cm" draw:start-shape="id6" draw:start-glue-point="0" draw:end-shape="id9" draw:end-glue-point="0" svg:d="M14964 2600v-899h2700v799" svg:viewBox="0 0 2701 900">
          <text:p/>
        </draw:connector>
        <draw:connector draw:style-name="gr9" draw:text-style-name="P7" draw:layer="layout" draw:type="line" svg:x1="16.314cm" svg:y1="1.701cm" svg:x2="16.328cm" svg:y2="5.107cm" draw:start-shape="id18" draw:start-glue-point="0" draw:end-shape="id19" draw:end-glue-point="0" svg:d="M16314 1701l14 3406" svg:viewBox="0 0 15 3407">
          <text:p/>
        </draw:connector>
        <draw:connector draw:style-name="gr7" draw:text-style-name="P5" draw:layer="layout" draw:line-skew="0.95cm" svg:x1="16.328cm" svg:y1="7.11cm" svg:x2="18.664cm" svg:y2="8.8cm" draw:start-shape="id19" draw:start-glue-point="2" draw:end-shape="id10" draw:end-glue-point="2" svg:d="M16328 7110v3190h2336v-1500" svg:viewBox="0 0 2337 3191">
          <text:p/>
        </draw:connector>
        <draw:frame draw:style-name="gr15" draw:text-style-name="P9" draw:layer="layout" svg:width="1.205cm" svg:height="1.114cm" svg:x="10.152cm" svg:y="7.386cm">
          <draw:text-box>
            <text:p>R<text:span text:style-name="T2">E</text:span></text:p>
          </draw:text-box>
        </draw:frame>
        <draw:frame draw:style-name="gr16" draw:text-style-name="P9" draw:layer="layout" svg:width="1.226cm" svg:height="1.114cm" svg:x="14.869cm" svg:y="5.7cm">
          <draw:text-box>
            <text:p>R<text:span text:style-name="T2">C</text:span></text:p>
          </draw:text-box>
        </draw:frame>
        <draw:frame draw:style-name="gr12" draw:text-style-name="P9" draw:layer="layout" svg:width="1.162cm" svg:height="1.114cm" svg:x="17.114cm" svg:y="7.186cm">
          <draw:text-box>
            <text:p>R<text:span text:style-name="T2">o</text:span></text:p>
          </draw:text-box>
        </draw:frame>
        <draw:frame draw:style-name="gr12" draw:text-style-name="P9" draw:layer="layout" svg:width="1.162cm" svg:height="1.114cm" svg:x="19.652cm" svg:y="8.5cm">
          <draw:text-box>
            <text:p>R<text:span text:style-name="T2">L</text:span></text:p>
          </draw:text-box>
        </draw:frame>
        <draw:frame draw:style-name="gr17" draw:text-style-name="P9" draw:layer="layout" svg:width="1.087cm" svg:height="1.114cm" svg:x="9.016cm" svg:y="3.095cm">
          <draw:text-box>
            <text:p><text:span text:style-name="T3">r</text:span><text:span text:style-name="T4">π1</text:span></text:p>
          </draw:text-box>
        </draw:frame>
        <draw:frame draw:style-name="gr13" draw:text-style-name="P9" draw:layer="layout" svg:width="1.298cm" svg:height="1.114cm" svg:x="17.914cm" svg:y="2.6cm">
          <draw:text-box>
            <text:p><text:span text:style-name="T3">r</text:span><text:span text:style-name="T4">π2</text:span></text:p>
          </draw:text-box>
        </draw:frame>
        <draw:frame draw:style-name="gr18" draw:text-style-name="P9" draw:layer="layout" svg:width="1.12cm" svg:height="1.114cm" svg:x="13.594cm" svg:y="1.986cm">
          <draw:text-box>
            <text:p>r<text:span text:style-name="T2">o1</text:span></text:p>
          </draw:text-box>
        </draw:frame>
        <draw:frame draw:style-name="gr19" draw:text-style-name="P9" draw:layer="layout" svg:width="2.217cm" svg:height="1.977cm" svg:x="20.797cm" svg:y="1.823cm">
          <draw:text-box>
            <text:p>r<text:span text:style-name="T2">o2</text:span></text:p>
          </draw:text-box>
        </draw:frame>
        <draw:frame draw:style-name="gr20" draw:text-style-name="P9" draw:layer="layout" svg:width="2.068cm" svg:height="1.114cm" svg:x="18.014cm" svg:y="1.4cm">
          <draw:text-box>
            <text:p>g<text:span text:style-name="T2">m2</text:span><text:span text:style-name="T1">v</text:span><text:span text:style-name="T4">π</text:span><text:span text:style-name="T5">2</text:span></text:p>
          </draw:text-box>
        </draw:frame>
        <draw:frame draw:style-name="gr10" draw:text-style-name="P8" draw:layer="layout" svg:width="2.068cm" svg:height="1.115cm" svg:x="10.946cm" svg:y="1.485cm">
          <draw:text-box>
            <text:p>g<text:span text:style-name="T2">m1</text:span><text:span text:style-name="T1">v</text:span><text:span text:style-name="T4">π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5-22T16:37:17.090329890</dc:date>
    <meta:editing-duration>PT34M10S</meta:editing-duration>
    <meta:editing-cycles>7</meta:editing-cycles>
    <meta:generator>LibreOffice/6.4.6.2$Linux_X86_64 LibreOffice_project/40$Build-2</meta:generator>
    <meta:document-statistic meta:object-count="160"/>
  </office:meta>
</office:document-meta>
</file>